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3"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4" style:family="paragraph" style:parent-style-name="Standard">
      <style:paragraph-properties fo:margin-top="0in" fo:margin-bottom="0in" fo:line-height="100%" fo:text-align="start" style:justify-single-word="false"/>
      <style:text-properties fo:font-variant="normal" fo:text-transform="none" fo:color="#3b3d40" style:font-name="Georgia" fo:font-size="10.5pt" fo:letter-spacing="normal" fo:font-style="normal" fo:font-weight="normal" style:font-size-asian="10.5pt" style:font-size-complex="10.5pt"/>
    </style:style>
    <style:style style:name="P5" style:family="paragraph" style:parent-style-name="Standard">
      <style:paragraph-properties fo:margin-top="0in" fo:margin-bottom="0in" fo:line-height="100%" fo:text-align="start" style:justify-single-word="false"/>
      <style:text-properties fo:font-variant="normal" fo:text-transform="none" fo:color="#212529" style:font-name="Georgia" fo:font-size="10.5pt" fo:letter-spacing="normal" fo:font-style="normal" fo:font-weight="normal" style:font-size-asian="10.5pt" style:font-size-complex="10.5pt"/>
    </style:style>
    <style:style style:name="P6"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7" style:family="paragraph" style:parent-style-name="Standard">
      <style:paragraph-properties fo:margin-top="0in" fo:margin-bottom="0in" fo:line-height="100%" fo:text-align="start" style:justify-single-word="false"/>
      <style:text-properties style:font-name="Georgia" fo:font-size="10.5pt" style:font-size-asian="10.5pt" style:font-size-complex="10.5pt"/>
    </style:style>
    <style:style style:name="P8" style:family="paragraph" style:parent-style-name="Standard">
      <style:paragraph-properties fo:margin-left="0in" fo:margin-right="0in" fo:margin-top="0in" fo:margin-bottom="0in" fo:line-height="100%" fo:text-align="start" style:justify-single-word="false" fo:text-indent="0in" style:auto-text-indent="false"/>
      <style:text-properties fo:font-variant="normal" fo:text-transform="none" fo:color="#3b3d40" style:font-name="Georgia" fo:font-size="10.5pt" fo:letter-spacing="normal" fo:font-style="normal" fo:font-weight="normal" style:font-size-asian="10.5pt" style:font-size-complex="10.5pt"/>
    </style:style>
    <style:style style:name="P9" style:family="paragraph" style:parent-style-name="Standard" style:list-style-name="L1">
      <style:paragraph-properties fo:margin-left="0in" fo:margin-right="0in" fo:margin-top="0in" fo:margin-bottom="0in" fo:line-height="100%" fo:text-align="start" style:justify-single-word="false" fo:text-indent="0in" style:auto-text-indent="false"/>
      <style:text-properties fo:font-variant="normal" fo:text-transform="none" fo:color="#3b3d40" style:font-name="Georgia" fo:font-size="10.5pt" fo:letter-spacing="normal" fo:font-style="normal" fo:font-weight="normal" style:font-size-asian="10.5pt" style:font-size-complex="10.5pt"/>
    </style:style>
    <style:style style:name="T1" style:family="text">
      <style:text-properties fo:font-weight="bold" style:font-weight-asian="bold" style:font-weight-complex="bold"/>
    </style:style>
    <style:style style:name="T2" style:family="text">
      <style:text-properties fo:font-variant="normal" fo:text-transform="none" fo:color="#000000"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3" style:family="text">
      <style:text-properties fo:font-variant="normal" fo:text-transform="none" fo:color="#000000" fo:letter-spacing="normal" fo:language="none" fo:country="none" fo:font-style="normal" fo:font-weight="normal" style:font-name-asian="Georgia" style:language-asian="none" style:country-asian="none" style:font-name-complex="Georgia" style:language-complex="none" style:country-complex="none"/>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3b3d40" fo:letter-spacing="normal" fo:font-style="normal" fo:font-weight="bold" style:font-weight-asian="bold" style:font-weight-complex="bold"/>
    </style:style>
    <style:style style:name="T6" style:family="text">
      <style:text-properties fo:font-variant="normal" fo:text-transform="none" fo:color="#3b3d40" fo:letter-spacing="normal" fo:font-style="normal" fo:font-weight="normal"/>
    </style:style>
    <style:style style:name="T7" style:family="text">
      <style:text-properties fo:font-variant="normal" fo:text-transform="none" fo:color="#3b3d40" fo:letter-spacing="normal" fo:language="none" fo:country="none" fo:font-style="normal" fo:font-weight="normal" style:font-name-asian="Georgia" style:language-asian="none" style:country-asian="none" style:font-name-complex="Georgia" style:language-complex="none" style:country-complex="none"/>
    </style:style>
    <style:style style:name="T8" style:family="text">
      <style:text-properties fo:font-variant="normal" fo:text-transform="none" fo:color="#212529" style:font-name="Georgia" fo:letter-spacing="normal" fo:language="none" fo:country="none" fo:font-style="normal" fo:font-weight="normal" style:font-name-asian="Georgia" style:language-asian="none" style:country-asian="none" style:font-name-complex="Georgia" style:language-complex="none" style:country-complex="none"/>
    </style:style>
    <style:style style:name="T9" style:family="text">
      <style:text-properties fo:color="#000000"/>
    </style:style>
    <style:style style:name="T10" style:family="text">
      <style:text-properties fo:color="#000000"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11" style:family="text">
      <style:text-properties fo:color="#000000"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style:style style:name="T12" style:family="text">
      <style:text-properties fo:color="#000000" fo:language="none" fo:country="none" style:font-name-asian="Georgia" style:language-asian="none" style:country-asian="none" style:font-name-complex="Georgia" style:language-complex="none" style:country-complex="none"/>
    </style:style>
    <style:style style:name="T13" style:family="text">
      <style:text-properties fo:color="#000000" fo:language="none" fo:country="none" fo:font-weight="bold" style:font-name-asian="Georgia" style:language-asian="none" style:country-asian="none" style:font-weight-asian="bold" style:font-name-complex="Georgia" style:language-complex="none" style:country-complex="none" style:font-weight-complex="bold"/>
    </style:style>
    <style:style style:name="T14" style:family="text">
      <style:text-properties fo:color="#000000" fo:font-weight="bold" style:font-weight-asian="bold"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style:text-underline-style="none"/>
    </style:style>
    <style:style style:name="T17" style:family="text">
      <style:text-properties style:font-name="Georgia" fo:font-size="10.5pt" fo:font-weight="bold" style:font-size-asian="10.5pt" style:font-weight-asian="bold" style:font-size-complex="10.5pt" style:font-weight-complex="bold"/>
    </style:style>
    <style:style style:name="T18" style:family="text">
      <style:text-properties style:font-name="Georgia" fo:font-size="10.5pt" style:font-size-asian="10.5pt" style:font-size-complex="10.5pt"/>
    </style:style>
    <style:style style:name="T19" style:family="text">
      <style:text-properties style:font-name="Georgia" fo:language="none" fo:country="none" style:font-name-asian="Georgia" style:language-asian="none" style:country-asian="none" style:font-name-complex="Georgia" style:language-complex="none" style:country-complex="none"/>
    </style:style>
    <style:style style:name="T20" style:family="text">
      <style:text-properties style:font-name="Georgia" fo:language="none" fo:country="none" style:text-underline-style="solid" style:text-underline-width="auto" style:text-underline-color="font-color" style:font-name-asian="Georgia" style:language-asian="none" style:country-asian="none" style:font-name-complex="Georgia" style:language-complex="none" style:country-complex="none"/>
    </style:style>
    <style:style style:name="T21" style:family="text">
      <style:text-properties style:font-name="Georgia" fo:language="none" fo:country="none" style:text-underline-style="none" style:font-name-asian="Georgia" style:language-asian="none" style:country-asian="none" style:font-name-complex="Georgia" style:language-complex="none" style:country-complex="none"/>
    </style:style>
    <style:style style:name="T22"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23" style:family="text">
      <style:text-properties fo:language="none" fo:country="none" style:font-name-asian="Georgia" style:language-asian="none" style:country-asian="none" style:font-name-complex="Georgia" style:language-complex="none" style:country-complex="none"/>
    </style:style>
    <text:list-style style:name="L1">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ho's Wielding the Knife?</text:span> </text:p>
      <text:p text:style-name="P1"><text:span text:style-name="T1">Read:</text:span> Jeremiah 36:1- 8 &amp; 17-24</text:p>
      <text:p text:style-name="Standard"><text:span text:style-name="T17">Text:</text:span><text:span text:style-name="T18"> </text:span><text:span text:style-name="T10">Jeremiah 36:23 “And it came to pass, </text:span><text:span text:style-name="T11">that</text:span><text:span text:style-name="T10"> when Jehudi had read three or four leaves, he cut it with the penknife, and cast </text:span><text:span text:style-name="T11">it</text:span><text:span text:style-name="T10"> into the fire that </text:span><text:span text:style-name="T11">was</text:span><text:span text:style-name="T10"> on the hearth, until all the roll was consumed in the fire that </text:span><text:span text:style-name="T11">was</text:span><text:span text:style-name="T10"> on the hearth.”</text:span></text:p>
      <text:p text:style-name="P6"><text:span text:style-name="T5">Introduction:</text:span><text:span text:style-name="T6"> Jeremiah was commissioned by God to warn the COI about events that were coming as a result of the nation's sin. He dictates this prophecy to Baruch who writes it down word-for-word. Baruch then takes them to the temple and </text:span><text:span text:style-name="T3">read</text:span><text:span text:style-name="T6">: “...</text:span><text:span text:style-name="T12">the book the words of the LORD in the LORD'S house.” How long has it been since that has happened? A careful reading of this passage reveals that after he did this he took the book to the entrance of temple and read it, aloud, again. Inside all the “righteous” folks heard and outside all those who “didn't quite measure up” got to hear what God thought about their wrong behavior.</text:span></text:p>
      <text:p text:style-name="P6"><text:span text:style-name="T12"><text:s text:c="2"/>Someone heard it and went to snitch him out to the more influential, non temple going, leaders. Michaiah causes a group of community leaders <text:s/>to ask Baruch to read it to them also. This group was in a more politically powerful position but had ceased temple worship. Baruch now reads the scripture for the third time. This group asks for the scroll and ultimately reads it to </text:span><text:span text:style-name="T7">King Jehoiakim. He cuts it in pieces and destroys it.</text:span></text:p>
      <text:p text:style-name="P6"><text:span text:style-name="T12"><text:s text:c="2"/></text:span></text:p>
      <text:p text:style-name="P6"><text:span text:style-name="T13">Attempts to get rid of the Bible:</text:span><text:span text:style-name="T12"> There have been numerous attempts to rid the world of the Word of God. </text:span><text:span text:style-name="T2">Diocletian (284-316), the ruler immediately preceding Constantine, Demanded that all copies of any portion of the Bible be destroyed and murdered anyone who attempted to hide or keep a copy. If a copy was found all in the house were killed along with anyone who knew about it and didn't report them.</text:span></text:p>
      <text:p text:style-name="P6"><text:span text:style-name="T12"><text:s text:c="2"/></text:span><text:span text:style-name="T2">During the middle ages, the Roman Catholic Church confiscated and burned thousands of copies of the Bible. They executed entire families who held copies of the scriptures. </text:span></text:p>
      <text:p text:style-name="P6"><text:span text:style-name="T2"><text:s text:c="3"/>There were Bible haters like Voltaire; n</text:span><text:span text:style-name="T8">o one in Europe worked as </text:span></text:p>
      <text:p text:style-name="P5"><text:span text:style-name="T12">hard to destroy faith in the Bible as Voltaire. <text:s/></text:span><text:span text:style-name="T23">Voltaire stated that within a hundred years of his death (1778) Christianity would disappear and </text:span><text:span text:style-name="T12">pass into history. He predicted that the Bible would disappear as well. After his death the Bible was printed on his printing press in his home. Nearly every communist government has collected and burned as many copies of </text:span></text:p>
      <text:p text:style-name="P6"><text:span text:style-name="T2">the scriptures as they could find but as Peter (citing Isaiah 40:8) said. </text:span><text:span text:style-name="T3">"All flesh is as grass, And all the glory thereof as the flower of grass, The grass withereth, and the flower falleth: But the word of the Lord abideth for-ever."(I</text:span><text:span text:style-name="T4"> Peter 1:24, 25)</text:span></text:p>
      <text:p text:style-name="P3"/>
      <text:p text:style-name="P3"><text:span text:style-name="T14">Penknifes that we use today:</text:span><text:span text:style-name="T9"> When we read about <text:s/></text:span><text:span text:style-name="T19">Jehoiakim we don't think of ourselves as ever doing something like that. We would never do such a thing. Let's take a look at that. </text:span><text:span text:style-name="T22">Have you ever?</text:span></text:p>
      <text:p text:style-name="P3"><text:span text:style-name="T21"><text:s text:c="3"/>a. </text:span><text:span text:style-name="T20">Ignored a part of scripture</text:span><text:span text:style-name="T19"> that deals with your behavior? (praying for judgment on an enemy)(despising one whom Jesus died for)(deceiving w/out lying). <text:s/>There are churches who totally reject the Old Testament. “We are not under the old covenant.” they will say. My response to them is that Jesus used the Old Testament and therefore we are wrong to ignore or discount it. There are many “believers” who eagerly ignore all scriptures prohibiting drinking alcohol.</text:span></text:p>
      <text:p text:style-name="P3"><text:span text:style-name="T19"><text:s text:c="4"/>b. </text:span><text:span text:style-name="T20">Skipped passages </text:span><text:span text:style-name="T21">that are difficult/expensive to obey? (tithing)(being kind to a jerk)(being truthful when there's a personal cost)</text:span></text:p>
      <text:p text:style-name="P3"><text:span text:style-name="T9"><text:s text:c="4"/>c. </text:span><text:span text:style-name="T15">Reinterpreting scripture</text:span><text:span text:style-name="T9"> to fit our purposes. Virginia Mollenkott was a lesbian who worked as a stylistic editor for the NIV translation of the Bible. She justifies her lifestyle departure from Biblical teaching by saying that the word “offender” should follow the word “homosexual” in the book of Romans. She teaches that what Paul is referring to is homosexual rape and not the act of being a homosexual. That's bad isn't it but let's be real how many people do you know that have done similar things to justify their own disobedience in “lesser” sins? There is the believer who teaches against cohabiting prior to marriage until their son moves in with his girlfriend. There is the believer who is against lying till tax time comes along. And then there is the believer who teaches that we should obey the law except for the speed limit.</text:span></text:p>
      <text:list xml:id="list1426718461503436592" text:style-name="L1">
        <text:list-header>
          <text:p text:style-name="P9"><text:span text:style-name="T16"><text:s text:c="5"/>d. </text:span><text:span text:style-name="T15">Looking for a translation</text:span><text:span text:style-name="T9"> that says it like we want it to be. Have you ever watched a preacher on TV who goes “version shopping” to find verses that match up with his point? Some very prominent preachers do this. Can I point out that it is not important that I get my rhyming point if I have to sacrifice the accuracy of the Word of God to get it? What God said He meant and shame on the one who will minimize the importance of the Word just to have a smoother outline.</text:span></text:p>
        </text:list-header>
      </text:list>
      <text:p text:style-name="P8"><text:span text:style-name="T9"/></text:p>
      <text:p text:style-name="P8"><text:span text:style-name="T14">Conclude:</text:span><text:span text:style-name="T9"> Jesus said: "Heaven and earth shall pass away, but my words shall not pass away" (Matt. 24:35). Toward the end of Revelation John says: "And I saw the dead, the great and the small, standing before the throne; and the books were opened: and another book was opened, which is the book of life: and the dead were</text:span><text:span text:style-name="T9"> judged out of the things which were written in the books, according to their works" (Rev. 20:12) When he says</text:span></text:p>
      <text:p text:style-name="P3"><text:span text:style-name="T9">“...the books were opened: and another book was opened...” People have wondered what books he was referring to. I believe that one of those books is the Word of God.</text:span></text:p>
      <text:p text:style-name="P3"><text:span text:style-name="T9"><text:s text:c="2"/>Here's the question for you: Are you in possession of the penknife? What are you cutting out with it?</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8</meta:editing-cycles>
    <meta:creation-date>2014-03-28T17:34:00</meta:creation-date>
    <dc:date>2020-08-15T18:39:43.56</dc:date>
    <meta:editing-duration>P5DT4H29M18S</meta:editing-duration>
    <meta:generator>OpenOffice/4.1.3$Win32 OpenOffice.org_project/413m1$Build-9783</meta:generator>
    <meta:printed-by>j </meta:printed-by>
    <meta:print-date>2020-08-15T18:39:12.39</meta:print-date>
    <meta:document-statistic meta:table-count="0" meta:image-count="0" meta:object-count="0" meta:page-count="1" meta:paragraph-count="19" meta:word-count="970" meta:character-count="54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